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 vous souhaitez spécifiquement utiliser les requêtes SQL dans Django pour les opérations CRUD au lieu d'utiliser l'ORM (Object-Relational Mapping) de Django, vous pouvez utiliser le django.db.connectionmodule pour exécuter des requêtes SQL brutes. Voici un exemple d'exécution d'opérations CRUD à l'aide de requêtes SQL dans Django :</text:p>
      <text:p text:style-name="Standard"/>
      <text:p text:style-name="Standard">Importez les modules nécessaires :</text:p>
      <text:p text:style-name="Standard"/>
      <text:p text:style-name="Standard"/>
      <text:p text:style-name="Standard"/>
      <text:p text:style-name="Standard">from django.db import connection</text:p>
      <text:p text:style-name="Standard">Créer des enregistrements (opération de création) :</text:p>
      <text:p text:style-name="Standard"/>
      <text:p text:style-name="Standard"/>
      <text:p text:style-name="Standard">def create_post(title, content):</text:p>
      <text:p text:style-name="Standard"><text:s text:c="4"/>with connection.cursor() as cursor:</text:p>
      <text:p text:style-name="Standard"><text:s text:c="8"/>cursor.execute("INSERT INTO yourapp_post (title, content) VALUES (%s, %s)", [title, content])</text:p>
      <text:p text:style-name="Standard"/>
      <text:p text:style-name="Standard">Récupérer des enregistrements (opération de lecture) :</text:p>
      <text:p text:style-name="Standard"/>
      <text:p text:style-name="Standard">def get_all_posts():</text:p>
      <text:p text:style-name="Standard"><text:s text:c="4"/>with connection.cursor() as cursor:</text:p>
      <text:p text:style-name="Standard"><text:s text:c="8"/>cursor.execute("SELECT * FROM yourapp_post")</text:p>
      <text:p text:style-name="Standard"><text:s text:c="8"/>posts = cursor.fetchall()</text:p>
      <text:p text:style-name="Standard"><text:s text:c="4"/>return posts</text:p>
      <text:p text:style-name="Standard"/>
      <text:p text:style-name="Standard"/>
      <text:p text:style-name="Standard">Mettre à jour les enregistrements (opération de mise à jour) :</text:p>
      <text:p text:style-name="Standard"/>
      <text:p text:style-name="Standard">def update_post(post_id, title, content):</text:p>
      <text:p text:style-name="Standard"><text:s text:c="4"/>with connection.cursor() as cursor:</text:p>
      <text:p text:style-name="Standard"><text:s text:c="8"/>cursor.execute("UPDATE yourapp_post SET title=%s, content=%s WHERE id=%s", [title, content, post_id])</text:p>
      <text:p text:style-name="Standard"/>
      <text:p text:style-name="Standard"/>
      <text:p text:style-name="Standard">Supprimer des enregistrements (opération de suppression) :</text:p>
      <text:p text:style-name="Standard"/>
      <text:p text:style-name="Standard">def delete_post(post_id):</text:p>
      <text:p text:style-name="Standard"><text:s text:c="4"/>with connection.cursor() as cursor:</text:p>
      <text:p text:style-name="Standard"><text:s text:c="8"/>cursor.execute("DELETE FROM yourapp_post WHERE id=%s", [post_id])</text:p>
      <text:p text:style-name="Standard"/>
      <text:p text:style-name="Standard"/>
      <text:p text:style-name="Standard">Dans les exemples ci-dessus, remplacez 'yourapp_post'par le nom réel de votre table de base de données représentant le Postmodèle.</text:p>
      <text:p text:style-name="Standard"/>
      <text:p text:style-name="Standard">Notez que l'utilisation de requêtes SQL brutes contourne l'abstraction du modèle de Django, vous devez donc vous assurer de l'exactitude et de la sécurité de vos instructions SQL. Méfiez-vous des vulnérabilités potentielles d'injection SQL et gérez correctement le nettoyage des données.</text:p>
      <text:p text:style-name="Standard"/>
      <text:p text:style-name="Standard">N'oubliez pas de gérer les transactions, la gestion des erreurs et la gestion des connexions selon vos besoins. Le with connection.cursor()gestionnaire de contexte gère automatiquement l'ouverture et la fermeture de la connexion à la base de données.</text:p>
      <text:p text:style-name="Standard"><text:soft-page-break/></text:p>
      <text:p text:style-name="Standard">L'utilisation de l'ORM de Django est généralement recommandée car elle offre un niveau d'abstraction et de sécurité plus élevé. Toutefois, si vous avez des exigences spécifiques ou des requêtes complexes, l'utilisation de requêtes SQL brutes peut être une op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17:37:44.833288762</meta:creation-date>
    <meta:generator>LibreOffice/7.3.7.2$Linux_X86_64 LibreOffice_project/30$Build-2</meta:generator>
    <dc:date>2023-05-22T17:47:29.327605552</dc:date>
    <meta:editing-duration>PT9M44S</meta:editing-duration>
    <meta:editing-cycles>2</meta:editing-cycles>
    <meta:document-statistic meta:table-count="0" meta:image-count="0" meta:object-count="0" meta:page-count="2" meta:paragraph-count="25" meta:word-count="286" meta:character-count="2214" meta:non-whitespace-character-count="1893"/>
  </office:meta>
</office:document-meta>
</file>